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63BD915F6610D4BE.png" manifest:media-type="image/png"/>
  <manifest:file-entry manifest:full-path="Pictures/1000020100000280000001E0B7B817099DAAB65A.png" manifest:media-type="image/png"/>
  <manifest:file-entry manifest:full-path="Pictures/1000020100000280000001E0AAF5E58E0C9E3A4E.png" manifest:media-type="image/png"/>
  <manifest:file-entry manifest:full-path="Pictures/1000020100000280000001E0D30DAF7FB9ED3435.png" manifest:media-type="image/png"/>
  <manifest:file-entry manifest:full-path="Pictures/1000020100000280000001E00B66A5F21E4D68DE.png" manifest:media-type="image/png"/>
  <manifest:file-entry manifest:full-path="Pictures/1000020100000280000001E0FA2590EE246E587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037cm" svg:height="6.778cm" svg:x="1.016cm" svg:y="1.35cm">
          <draw:image xlink:href="Pictures/1000020100000280000001E0FA2590EE246E5870.png" xlink:type="simple" xlink:show="embed" xlink:actuate="onLoad">
            <text:p/>
          </draw:image>
        </draw:frame>
        <draw:frame draw:style-name="gr1" draw:text-style-name="P1" draw:layer="layout" svg:width="7.874cm" svg:height="5.906cm" svg:x="1.27cm" svg:y="8.064cm">
          <draw:image xlink:href="Pictures/1000020100000280000001E0D30DAF7FB9ED3435.png" xlink:type="simple" xlink:show="embed" xlink:actuate="onLoad">
            <text:p/>
          </draw:image>
        </draw:frame>
        <draw:frame draw:style-name="gr1" draw:text-style-name="P1" draw:layer="layout" svg:width="8.691cm" svg:height="6.518cm" svg:x="0.961cm" svg:y="14.224cm">
          <draw:image xlink:href="Pictures/1000020100000280000001E0AAF5E58E0C9E3A4E.png" xlink:type="simple" xlink:show="embed" xlink:actuate="onLoad">
            <text:p/>
          </draw:image>
        </draw:frame>
        <draw:frame draw:style-name="gr1" draw:text-style-name="P1" draw:layer="layout" svg:width="8.89cm" svg:height="6.668cm" svg:x="14.224cm" svg:y="1.27cm">
          <draw:image xlink:href="Pictures/1000020100000280000001E0B7B817099DAAB65A.png" xlink:type="simple" xlink:show="embed" xlink:actuate="onLoad">
            <text:p/>
          </draw:image>
        </draw:frame>
        <draw:frame draw:style-name="gr1" draw:text-style-name="P1" draw:layer="layout" svg:width="8.128cm" svg:height="6.096cm" svg:x="15.24cm" svg:y="8.382cm">
          <draw:image xlink:href="Pictures/1000020100000280000001E063BD915F6610D4BE.png" xlink:type="simple" xlink:show="embed" xlink:actuate="onLoad">
            <text:p/>
          </draw:image>
        </draw:frame>
        <draw:frame draw:style-name="gr1" draw:text-style-name="P1" draw:layer="layout" svg:width="7.76cm" svg:height="5.82cm" svg:x="15.24cm" svg:y="14.754cm">
          <draw:image xlink:href="Pictures/1000020100000280000001E00B66A5F21E4D68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2:46:23.807373311</meta:creation-date>
    <dc:date>2020-02-17T13:18:01.178309162</dc:date>
    <meta:editing-duration>PT11M5S</meta:editing-duration>
    <meta:editing-cycles>2</meta:editing-cycles>
    <meta:generator>LibreOffice/5.3.6.1$Linux_X86_64 LibreOffice_project/30$Build-1</meta:generator>
    <meta:document-statistic meta:object-count="29"/>
  </office:meta>
</office:document-meta>
</file>